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3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style:font-name="Liberation Sans3" fo:font-size="44pt" fo:font-style="normal" fo:font-weight="bold" style:font-name-asian="Liberation Sans3" style:font-size-asian="44pt" style:font-style-asian="normal" style:font-weight-asian="bold" style:font-name-complex="Liberation Sans3" style:font-size-complex="44pt" style:font-style-complex="normal" style:font-weight-complex="bold"/>
    </style:style>
    <style:style style:name="T3" style:family="text">
      <style:text-properties style:font-name="Liberation Sans" fo:font-size="44pt" fo:font-style="normal" fo:font-weight="bold" style:font-name-asian="Liberation Sans3" style:font-size-asian="44pt" style:font-style-asian="normal" style:font-weight-asian="bold" style:font-name-complex="Liberation Sans3" style:font-size-complex="44pt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style:text-position="33% 58%"/>
    </style:style>
    <style:style style:name="T9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Parallel Gaussian Elimination.</text:p>
          </draw:text-box>
        </draw:frame>
        <draw:frame presentation:style-name="pr2" draw:text-style-name="P2" draw:layer="layout" svg:width="25.199cm" svg:height="13.609cm" svg:x="1.4cm" svg:y="5.039cm" presentation:class="subtitle" presentation:user-transformed="true">
          <draw:text-box>
            <text:p text:style-name="P1"><text:span text:style-name="T1">For Frank L</text:span><text:span text:style-name="T2">ü</text:span><text:span text:style-name="T3">beck</text:span><text:span text:style-name="T1"> 19 April.2016</text:span><text:span text:style-name="T4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  <officeooo:annotation svg:x="0cm" svg:y="0cm">
          <dc:date>2016-04-19T05:41:31</dc:date>
          <text:p/>
        </officeooo:annotation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basic idea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o chop a matrix in both directions into <text:span text:style-name="T5">slabs</text:span></text:p>
              </text:list-item>
              <text:list-item>
                <text:p><text:span text:style-name="T6">To do slab-sized operations throughout.</text:span></text:p>
              </text:list-item>
              <text:list-item>
                <text:p><text:span text:style-name="T6">Moving matrices and other data down the columns and along the rows . . .</text:span></text:p>
              </text:list-item>
              <text:list-item>
                <text:p><text:span text:style-name="T6">To perform Gaussian Elimination on the whole matrix.</text:span></text:p>
              </text:list-item>
              <text:list-item>
                <text:p><text:span text:style-name="T6">Performance mainly determined by the speed of matrix multiply (and multiply-and-add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Pictur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header>
                <text:p>----------------------------------------------------------------------------------<text:line-break/>| <text:s text:c="12"/>| <text:s text:c="12"/>| <text:s text:c="12"/>| <text:s text:c="12"/>| <text:s text:c="12"/>| <text:s text:c="11"/>| <text:s text:c="12"/>|<text:line-break/>| <text:s text:c="12"/>| <text:s text:c="12"/>| <text:s text:c="12"/>| <text:s text:c="12"/>| <text:s text:c="12"/>| <text:s text:c="11"/>| <text:s text:c="12"/>|<text:line-break/>----------------------------------------------------------------------------------<text:line-break/>| <text:s text:c="12"/>| <text:s text:c="12"/>| <text:s text:c="2"/>Slab <text:s text:c="2"/>| <text:s text:c="12"/>| <text:s text:c="12"/>| <text:s text:c="12"/>| <text:s text:c="11"/>|<text:line-break/>| <text:s text:c="12"/>| <text:s text:c="12"/>| <text:s text:c="12"/>| <text:s text:c="12"/>| <text:s text:c="12"/>| <text:s text:c="12"/>| <text:s text:c="11"/>|<text:line-break/>----------------------------------------------------------------------------------<text:line-break/>| <text:s text:c="12"/>| <text:s text:c="12"/>| <text:s text:c="12"/>| <text:s text:c="12"/>| <text:s text:c="12"/>| <text:s text:c="12"/>| <text:s text:c="11"/>|<text:line-break/>| <text:s text:c="12"/>| <text:s text:c="12"/>| <text:s text:c="12"/>| <text:s text:c="12"/>| <text:s text:c="12"/>| <text:s text:c="12"/>| <text:s text:c="11"/>|<text:line-break/>----------------------------------------------------------------------------------<text:line-break/>| <text:s text:c="12"/>| <text:s text:c="12"/>| <text:s text:c="12"/>| <text:s text:c="12"/>| <text:s text:c="12"/>| <text:s text:c="12"/>| <text:s text:c="11"/>|<text:line-break/>| <text:s text:c="12"/>| <text:s text:c="12"/>| <text:s text:c="12"/>| <text:s text:c="12"/>| <text:s text:c="12"/>| <text:s text:c="12"/>| <text:s text:c="11"/>|<text:line-break/>----------------------------------------------------------------------------------<text:line-break/>| <text:s text:c="12"/>| <text:s text:c="12"/>| <text:s text:c="12"/>| <text:s text:c="12"/>| <text:s text:c="12"/>| <text:s text:c="12"/>| <text:s text:c="11"/>| <text:s text:c="2"/><text:line-break/>| <text:s text:c="12"/>| <text:s text:c="12"/>| <text:s text:c="12"/>| <text:s text:c="12"/>| <text:s text:c="12"/>| <text:s text:c="12"/>| <text:s text:c="11"/>|<text:line-break/>----------------------------------------------------------------------------------<text:line-break/>| <text:s text:c="12"/>| <text:s text:c="12"/>| <text:s text:c="12"/>| <text:s text:c="12"/>| <text:s text:c="12"/>| <text:s text:c="12"/>| <text:s text:c="11"/>|<text:line-break/>| <text:s text:c="12"/>| <text:s text:c="12"/>| <text:s text:c="12"/>| <text:s text:c="12"/>| <text:s text:c="12"/>| <text:s text:c="12"/>| <text:s text:c="11"/>|<text:line-break/>----------------------------------------------------------------------------------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ppens at several scales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hop up a matrix on disk so that the pieces fit into memory.</text:p>
              </text:list-item>
              <text:list-item>
                <text:p>Chop up a matrix in memory so that the pieces can be worked on by multiple cores.</text:p>
              </text:list-item>
              <text:list-item>
                <text:p>Chop up a matrix in a single core to utilize the fast matrix multiplication.</text:p>
              </text:list-item>
              <text:list-item>
                <text:p>Chop up even those bits so that the tiny pieces fit into L1 cache.</text:p>
              </text:list-item>
              <text:list-item>
                <text:p>I think similar tricks work for all these sca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two echelon form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header>
                <text:p>scaled echelon form <text:s text:c="6"/>reduced echelon form</text:p>
                <text:p><text:s text:c="3"/>0 <text:s/>1 <text:s/>4 <text:s/>2 <text:s/>5 <text:s/>6 <text:s text:c="17"/>0 <text:s/>1 <text:s/>4 <text:s/>0 <text:s/>0 <text:s/>6</text:p>
                <text:p><text:s text:c="3"/>0 <text:s/>0 <text:s/>0 <text:s/>1 <text:s/>2 <text:s/>2 <text:s text:c="17"/>0 <text:s/>0 <text:s/>0 <text:s/>1 <text:s/>0 <text:s/>2</text:p>
                <text:p><text:s text:c="3"/>0 <text:s/>0 <text:s/>0 <text:s/>0 <text:s/>1 <text:s/>3 <text:s text:c="17"/>0 <text:s/>0 <text:s/>0 <text:s/>0 <text:s/>1 <text:s/>3</text:p>
              </text:list-header>
              <text:list-item>
                <text:p>Stone-age meataxe used scaled echelon form - could do one row operation before extracting entry for the next.</text:p>
              </text:list-item>
              <text:list-item>
                <text:p>Meataxe64 needs reduced echelon form so it can clear many entries without extracting more values.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gative Reduced Echelon Form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en doing Gaussian, we must subtract the relevant multiple of a row. <text:s/>This negation must be done somewhere. <text:s/>Meataxe64 uses NREF</text:p>
              </text:list-item>
              <text:list-item>
                <text:p>Negative Reduced Echelon Form</text:p>
                <text:p><text:s text:c="13"/>0 <text:s/><text:span text:style-name="T5">-1</text:span> <text:s text:c="2"/>5 <text:s text:c="2"/>0 <text:s text:c="2"/>0 <text:s text:c="2"/>7</text:p>
                <text:p><text:s text:c="13"/>0 <text:s text:c="2"/>0 <text:s text:c="2"/>0 <text:s/><text:span text:style-name="T5">-1</text:span> <text:s text:c="2"/>0 <text:s text:c="2"/>3</text:p>
                <text:p><text:s text:c="13"/>0 <text:s text:c="2"/>0 <text:s text:c="2"/>0 <text:s text:c="2"/>0 <text:s/><text:span text:style-name="T5">-1</text:span> <text:s text:c="2"/>2</text:p>
              </text:list-item>
              <text:list-item>
                <text:p>Other methods are probably fine to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ECH) “Echelize” <text:s/>slide 1 of 2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ake an R x C matrix and put it into NREF.</text:p>
              </text:list-item>
              <text:list-item>
                <text:p>Five outputs.</text:p>
              </text:list-item>
              <text:list-item>
                <text:p>First two are the <text:span text:style-name="T5">Row-select bit-string</text:span><text:span text:style-name="T6"> and the </text:span><text:span text:style-name="T5">Column-select bit-string</text:span><text:span text:style-name="T6">.</text:span></text:p>
              </text:list-item>
              <text:list-item>
                <text:p>Which K rows and columns do we choose to make an invertible square matrix of the same rank as the input matrix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(ECH) “Echelize” slide 2 of 2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ird output (the <text:span text:style-name="T5">Multiplier</text:span><text:span text:style-name="T6">) is</text:span> the (negative of) the inverse of this square matrix.</text:p>
              </text:list-item>
              <text:list-item>
                <text:p>Fourth output (the <text:span text:style-name="T5">Cleaner</text:span>) gives how the (original) selected rows were added to the non-selected rows to make them zero.</text:p>
              </text:list-item>
              <text:list-item>
                <text:p>Fifth output (the <text:span text:style-name="T5">Remnant</text:span>) gives the non-selected columns of the resulting NREF matrix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chelize as matric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fter putting the selected rows and columns to the top left, preserving the order of both selected and non-selected, we would have . . .</text:p>
                <text:p/>
                <text:p><text:span text:style-name="T7">M <text:s/>0 <text:s text:c="4"/>U <text:s/>V <text:s text:c="3"/>= <text:s text:c="3"/>-1 <text:s/>R</text:span></text:p>
                <text:p><text:span text:style-name="T7">C <text:s/>1 <text:s text:c="5"/>X <text:s/>Y <text:s text:c="10"/>0 <text:s text:c="2"/>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ing with NREF matrices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Hence an NREF matrix is held as a column-select bit-string and a remnant.</text:p>
              </text:list-item>
              <text:list-item>
                <text:p>The full NREF matrix can be reconstructed if required. <text:s/>The selected columns have -1 in consecutive rows, and the non-selected columns are given explicitly in the remnant.</text:p>
              </text:list-item>
              <text:list-item>
                <text:p>We aim, of course, to avoid this reconstruction and work directly with the bit-string and remnant to avoid needless 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header>
                <text:p><text:s text:c="13"/>0 <text:s/><text:span text:style-name="T5">-1</text:span> <text:s text:c="2"/>5 <text:s text:c="2"/>0 <text:s text:c="2"/>0 <text:s text:c="2"/>7</text:p>
                <text:p><text:s text:c="13"/>0 <text:s text:c="2"/>0 <text:s text:c="2"/>0 <text:s/><text:span text:style-name="T5">-1</text:span> <text:s text:c="2"/>0 <text:s text:c="2"/>3</text:p>
                <text:p><text:s text:c="13"/>0 <text:s text:c="2"/>0 <text:s text:c="2"/>0 <text:s text:c="2"/>0 <text:s/><text:span text:style-name="T5">-1</text:span> <text:s text:c="2"/>2</text:p>
                <text:p/>
              </text:list-header>
              <text:list-item>
                <text:p>Bit string 010110</text:p>
              </text:list-item>
              <text:list-item>
                <text:p>Remnant <text:s text:c="2"/>0 <text:s text:c="2"/>5 <text:s text:c="2"/>7</text:p>
                <text:p><text:s text:c="18"/>0 <text:s text:c="2"/>0 <text:s text:c="2"/>3</text:p>
                <text:p><text:s text:c="18"/>0 <text:s text:c="2"/>0 <text:s text:c="2"/>2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 need a <text:span text:style-name="T5">recursive</text:span><text:span text:style-name="T6"> method.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 set of procedures that we can carry out on the chopped-up matrix (including chopping CHP and re-assembling ASM) to do all the same procedures on a big matrix.</text:p>
              </text:list-item>
              <text:list-item>
                <text:p>Matrix multipy (MUL) is one of them. C = A x B</text:p>
              </text:list-item>
              <text:list-item>
                <text:p>Multiply-and-add (MAD) is another <text:s/>C += A x B</text:p>
              </text:list-item>
              <text:list-item>
                <text:p>Ultimately the speed of Gaussian depends on these, and meataxe64 has tuned them a lot.</text:p>
              </text:list-item>
              <text:list-item>
                <text:p>I will not describe this further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REX) and (CEX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ow extract (REX) and column extract (CEX) are two more. <text:s/>They take a bit-string and a matrix, and produce two matrices . . . the selected rows (columns) and the non-selected rows (columns).</text:p>
              </text:list-item>
              <text:list-item>
                <text:p>Meataxe64 stores matrices by row, so row extract is easy and fast.</text:p>
              </text:list-item>
              <text:list-item>
                <text:p>Column extract is slower, but easier than one might expect since often long strings of bits have the same value. <text:s text:c="2"/>11111111001000000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is already good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HP, ASM, ECH, MUL, MAD, REX and CEX can already do chopped-up Rank!</text:p>
              </text:list-item>
              <text:list-item>
                <text:p>The trouble is that every REX and CEX you do makes more and more matrices that are smaller and smaller, even with zero rows or columns.</text:p>
              </text:list-item>
              <text:list-item>
                <text:p>Nevertheless it is worth looking at this, since it gives an initial glimpse of how all this works.</text:p>
              </text:list-item>
              <text:list-item>
                <text:p>The rest is just administration, though there is quite a lot of it! <text:s/>Let's ignore it to start with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opped up Rank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CH. <text:s/>Echelize the top left block</text:p>
              </text:list-item>
              <text:list-item>
                <text:p>Do the same operations along the top row, using REX, MUL and MAD.</text:p>
              </text:list-item>
              <text:list-item>
                <text:p>CEX the selected columns down the first column of blocks.</text:p>
              </text:list-item>
              <text:list-item>
                <text:p>MAD through the entire matrix (first column is a bit different).</text:p>
              </text:list-item>
              <text:list-item>
                <text:p>Now the top left block is gone and attention moves to the 1,2 or the 2,1 position, which are treated in the same way.</text:p>
              </text:list-item>
              <text:list-item>
                <text:p>And so on. <text:s/>The rank is the total number of columns selec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veral problems remain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f the matrix is chopped B x B, the number of operations grows as B<text:span text:style-name="T8">4</text:span><text:span text:style-name="T9">. <text:s/>B</text:span><text:span text:style-name="T8">3</text:span><text:span text:style-name="T9"> is desirable.</text:span></text:p>
              </text:list-item>
              <text:list-item>
                <text:p><text:span text:style-name="T9">B</text:span><text:span text:style-name="T8">4</text:span><text:span text:style-name="T9"> leads to needless memory accesses.</text:span></text:p>
              </text:list-item>
              <text:list-item>
                <text:p><text:span text:style-name="T9">Also the method is nowhere near recursive. <text:s/>We want a single multiplier, cleaner and remant and single bit-strings. <text:s/>So far we have junk lying around all over the place!</text:span></text:p>
              </text:list-item>
              <text:list-item>
                <text:p><text:span text:style-name="T9">Nevertheless the scheme has good concurrency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<text:span text:style-name="T8">4</text:span><text:span text:style-name="T9"> -&gt; B</text:span><text:span text:style-name="T8">3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eataxe64 accumulates down the column. <text:s/>The main (cubic <text:s/>i,j,k) MAD operation at the i,k position is for <text:span text:style-name="T5">all</text:span> pivots found in rows 1...(i-1) in column j (&lt;k).</text:p>
              </text:list-item>
              <text:list-item>
                <text:p>We extract the columns for <text:span text:style-name="T6">all the pivotal columns for the blocks above.</text:span></text:p>
              </text:list-item>
              <text:list-item>
                <text:p><text:span text:style-name="T6">This reduces concurrency but saves operations and hence data movement wor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D i j k oper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header>
                <text:p>|-----------------------------------------------------------------------------------<text:line-break/>| <text:s text:c="12"/>| <text:s text:c="4"/>j <text:s text:c="6"/>| <text:s text:c="12"/>| <text:s text:c="12"/>| <text:s text:c="12"/>| <text:s text:c="4"/>k <text:s text:c="6"/>| <text:s text:c="12"/>|<text:line-break/>| <text:s text:c="12"/>| -1 <text:s text:c="8"/>| <text:s text:c="12"/>| <text:s text:c="12"/>| <text:s text:c="12"/>| bbbbb <text:s text:c="2"/>|<text:line-break/>|-----------------------------------------------------------------------------------<text:line-break/>| <text:s text:c="12"/>| <text:s text:c="13"/>| <text:s text:c="12"/>| <text:s text:c="12"/>| <text:s text:c="11"/>| <text:s text:c="12"/>| <text:s text:c="12"/>|<text:line-break/>| <text:s text:c="12"/>| <text:s text:c="7"/>-1 <text:s text:c="2"/>| <text:s text:c="12"/>| <text:s text:c="12"/>| <text:s text:c="11"/>| bbbbb <text:s/>| <text:s text:c="12"/>|<text:line-break/>|----------------------------------------------------------------------------------<text:line-break/>| <text:s text:c="12"/>| <text:s text:c="4"/>-1 <text:s text:c="4"/>| <text:s text:c="12"/>| <text:s text:c="12"/>| <text:s text:c="12"/>| bbbbb <text:s/>| <text:s text:c="12"/>|<text:line-break/>| <text:s text:c="12"/>| <text:s text:c="12"/>| <text:s text:c="12"/>| <text:s text:c="12"/>| <text:s text:c="12"/>| <text:s text:c="12"/>| <text:s text:c="12"/>|<text:line-break/>|----------------------------------------------------------------------------------<text:line-break/>| <text:s text:c="12"/>| <text:s text:c="12"/>| <text:s text:c="12"/>| <text:s text:c="12"/>| <text:s text:c="12"/>| <text:s text:c="12"/>| <text:s text:c="12"/>|<text:line-break/>| <text:s text:c="12"/>| <text:s text:c="2"/>-1 <text:s text:c="6"/>| <text:s text:c="12"/>| <text:s text:c="12"/>| <text:s text:c="12"/>| bbbbb | <text:s text:c="12"/>|<text:line-break/>|----------------------------------------------------------------------------------<text:line-break/>| <text:s text:c="2"/>i <text:s text:c="8"/>| <text:s/>aaaa <text:s text:c="3"/>| <text:s text:c="12"/>| <text:s text:c="12"/>| <text:s text:c="12"/>| ccccc | <text:s text:c="12"/>| <text:s text:c="2"/>c += a . b<text:line-break/>| <text:s text:c="12"/>| <text:s/>aaaa <text:s text:c="3"/>| <text:s text:c="12"/>| <text:s text:c="12"/>| <text:s text:c="12"/>| ccccc | <text:s text:c="12"/>|<text:line-break/>|----------------------------------------------------------------------------------<text:line-break/>| <text:s text:c="12"/>| <text:s text:c="12"/>| <text:s text:c="12"/>| <text:s text:c="12"/>| <text:s text:c="12"/>| <text:s text:c="12"/>| <text:s text:c="12"/>|<text:line-break/>| <text:s text:c="12"/>| <text:s text:c="12"/>| <text:s text:c="12"/>| <text:s text:c="12"/>| <text:s text:c="12"/>| <text:s text:c="12"/>| <text:s text:c="12"/>|<text:line-break/>|----------------------------------------------------------------------------------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rther administration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VC is a procedure for combining two (column) bit-strings to produce the one that extracts both sets of columns at once.</text:p>
              </text:list-item>
              <text:list-item>
                <text:p>PVC also produces a “riffle” bit string.</text:p>
              </text:list-item>
              <text:list-item>
                <text:p>RRF (Row Riffle) then uses this to combine the rows of two matrices to produce one matrix.</text:p>
              </text:list-item>
              <text:list-item>
                <text:p>These two operations do the row permutation needed to keep the columns and the rows in synchron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s has been debugged!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Using these procedures, it is possible to perform the rank operation.</text:p>
              </text:list-item>
              <text:list-item>
                <text:p>All the procedures have been coded up as separate (stone-age!) programs</text:p>
              </text:list-item>
              <text:list-item>
                <text:p>And a shell-script doing the next slide has been written (by Jon) and throughly tested.</text:p>
              </text:list-item>
              <text:list-item>
                <text:p>The multi-core version of this with fast multiply has done ranks on 1,000,000 scale matrices.</text:p>
              </text:list-item>
              <text:list-item>
                <text:p>We make progres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code for “Rank”</text:p>
          </draw:text-box>
        </draw:frame>
        <draw:frame presentation:style-name="pr5" draw:layer="layout" svg:width="25.199cm" svg:height="13.86cm" svg:x="1.4cm" svg:y="4.914cm" presentation:class="outline">
          <draw:text-box>
            <text:p><text:s text:c="2"/>1<text:tab/>CEX Pij Yij Aij Gij<text:line-break/> <text:s/>2<text:tab/>MAD Aij Rij Gij Hij<text:line-break/> <text:span text:style-name="T5"><text:s/>3</text:span><text:span text:style-name="T5"><text:tab/></text:span><text:span text:style-name="T5">ECH Hij Tij Qij Mij Kij Ni</text:span>j<text:line-break/> <text:s/>4<text:tab/>CEX Qij Rij Eij Dij<text:line-break/> <text:s/>5<text:tab/>MAD Eij Nij Dij Lij<text:line-break/> <text:s/>6<text:tab/>PVC Pij Qij P(i+1)j Uij<text:line-break/> <text:s/>7<text:tab/>RRF Uij Lij Nij Ri(j+1)</text:p>
            <text:p><text:span text:style-name="T5">10</text:span><text:span text:style-name="T5"><text:tab/></text:span><text:span text:style-name="T5">MAD Aij Bijk Cijk Zijk</text:span><text:line-break/>11<text:tab/>REX Tij Zijk Vijk Wijk<text:line-break/>12<text:tab/>MUL Mij Vijk Xijk<text:line-break/>13<text:tab/>MAD Eij Xijk Bijk Sijk<text:line-break/>14<text:tab/>RRF Uij Sijk Xijk B(i+1)jk<text:line-break/>15<text:tab/>MAD Kij Vijk Wijk Ci(j+1)k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n Problem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rite a chopped-up echelize.</text:p>
              </text:list-item>
              <text:list-item>
                <text:p>Needs to keep track of what operations it did</text:p>
              </text:list-item>
              <text:list-item>
                <text:p>Needs to back-clean (reduced echelon form, not scaled echelon form)</text:p>
              </text:list-item>
              <text:list-item>
                <text:p>Needs to combine matrices and bit-strings to make the big answer.</text:p>
              </text:list-item>
              <text:list-item>
                <text:p>In particular, I think it needs a column-riff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ttle Problem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Upgrade “rank” so it computes the NullSpace.</text:p>
              </text:list-item>
              <text:list-item>
                <text:p>I think this only needs to work with non-selected rows and should take essentially no longer than rank if the null-space is sma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verse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is needs to compute the “big” multiplier.</text:p>
                <text:p/>
              </text:list-item>
              <text:list-item>
                <text:p>Maybe a stepping stone to Echeliz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lit can then work by shell script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t the largest sizes, multiply a batch of vectors by a generator, clear out the known pivots and then back-clean with the rows already found.</text:p>
                <text:p/>
              </text:list-item>
              <text:list-item>
                <text:p>At smaller sizes we do it better, of cour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ndard Bas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gain this should be possible using the functions already t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3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6.748cm" style:type="center"/>
          <style:tab-stop style:position="33.496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6.748cm" style:type="center"/>
          <style:tab-stop style:position="33.496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hard Parker</meta:initial-creator>
    <meta:creation-date>2010-11-13T11:21:55</meta:creation-date>
    <meta:editing-duration>PT18H4M59S</meta:editing-duration>
    <meta:editing-cycles>35</meta:editing-cycles>
    <dc:date>2016-04-19T09:30:20.516738102</dc:date>
    <meta:generator>LibreOffice/4.2.8.2$Linux_X86_64 LibreOffice_project/420m0$Build-2</meta:generator>
    <meta:document-statistic meta:object-count="125"/>
  </office:meta>
</office:document-meta>
</file>